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e67a7" officeooo:paragraph-rsid="000e67a7"/>
    </style:style>
    <style:style style:name="P2" style:family="paragraph" style:parent-style-name="Title">
      <style:text-properties officeooo:rsid="000e67a7" officeooo:paragraph-rsid="000e67a7"/>
    </style:style>
    <style:style style:name="P3" style:family="paragraph" style:parent-style-name="Text_20_body">
      <style:text-properties style:text-underline-style="none" officeooo:rsid="00146ee1" officeooo:paragraph-rsid="00146ee1"/>
    </style:style>
    <style:style style:name="P4" style:family="paragraph" style:parent-style-name="Text_20_body">
      <style:text-properties style:text-underline-style="none" officeooo:rsid="0015a517" officeooo:paragraph-rsid="0015a517"/>
    </style:style>
    <style:style style:name="P5" style:family="paragraph" style:parent-style-name="Text_20_body">
      <style:text-properties style:text-underline-style="none" officeooo:rsid="00164f04" officeooo:paragraph-rsid="00164f04"/>
    </style:style>
    <style:style style:name="P6" style:family="paragraph" style:parent-style-name="Text_20_body">
      <style:text-properties style:text-underline-style="none" officeooo:rsid="00171bc4" officeooo:paragraph-rsid="00171bc4"/>
    </style:style>
    <style:style style:name="P7" style:family="paragraph" style:parent-style-name="Text_20_body" style:list-style-name="L1">
      <style:text-properties officeooo:rsid="000e67a7" officeooo:paragraph-rsid="000e67a7"/>
    </style:style>
    <style:style style:name="P8" style:family="paragraph" style:parent-style-name="Text_20_body" style:list-style-name="L1">
      <style:text-properties style:text-underline-style="none" officeooo:rsid="00117682" officeooo:paragraph-rsid="00117682"/>
    </style:style>
    <style:style style:name="P9" style:family="paragraph" style:parent-style-name="Text_20_body" style:list-style-name="L1">
      <style:text-properties style:text-underline-style="none" officeooo:rsid="0012de5b" officeooo:paragraph-rsid="0012de5b"/>
    </style:style>
    <style:style style:name="P10" style:family="paragraph" style:parent-style-name="Text_20_body" style:list-style-name="L1">
      <style:text-properties style:text-underline-style="none" officeooo:rsid="00132f28" officeooo:paragraph-rsid="00132f28"/>
    </style:style>
    <style:style style:name="P11" style:family="paragraph" style:parent-style-name="Text_20_body" style:list-style-name="L1">
      <style:text-properties style:text-underline-style="none" officeooo:rsid="00138b3b" officeooo:paragraph-rsid="00138b3b"/>
    </style:style>
    <style:style style:name="P12" style:family="paragraph" style:parent-style-name="Text_20_body" style:list-style-name="L1">
      <style:text-properties style:text-underline-style="none" officeooo:rsid="00146ee1" officeooo:paragraph-rsid="00146ee1"/>
    </style:style>
    <style:style style:name="P13" style:family="paragraph" style:parent-style-name="Text_20_body" style:list-style-name="L2">
      <style:text-properties style:text-underline-style="none" officeooo:rsid="0015a517" officeooo:paragraph-rsid="0015a517"/>
    </style:style>
    <style:style style:name="P14" style:family="paragraph" style:parent-style-name="Text_20_body" style:list-style-name="L2">
      <style:text-properties style:text-underline-style="none" officeooo:rsid="00164f04" officeooo:paragraph-rsid="00164f04"/>
    </style:style>
    <style:style style:name="P15" style:family="paragraph" style:parent-style-name="Text_20_body" style:list-style-name="L3">
      <style:text-properties style:text-underline-style="none" officeooo:rsid="00171bc4" officeooo:paragraph-rsid="00171bc4"/>
    </style:style>
    <style:style style:name="T1" style:family="text">
      <style:text-properties officeooo:rsid="000fd6ae"/>
    </style:style>
    <style:style style:name="T2" style:family="text">
      <style:text-properties officeooo:rsid="00132f2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eural <text:span text:style-name="T1">Networks</text:span></text:p>
      <text:list xml:id="list361711987" text:style-name="L1">
        <text:list-item>
          <text:p text:style-name="P7">MuseGAN</text:p>
          <text:list>
            <text:list-item>
              <text:p text:style-name="P7">(Lakh) Piano Roll</text:p>
            </text:list-item>
          </text:list>
        </text:list-item>
        <text:list-item>
          <text:p text:style-name="P7">Jukebox</text:p>
          <text:list>
            <text:list-item>
              <text:p text:style-name="P7">It’s own dataset (Maybe midi)</text:p>
            </text:list-item>
          </text:list>
        </text:list-item>
        <text:list-item>
          <text:p text:style-name="P7">MIDI-Vae</text:p>
          <text:list>
            <text:list-item>
              <text:p text:style-name="P7">Midi files</text:p>
            </text:list-item>
          </text:list>
        </text:list-item>
      </text:list>
      <text:p text:style-name="P1"/>
      <text:p text:style-name="P1"/>
      <text:list xml:id="list212509170448650" text:continue-numbering="true" text:style-name="L1">
        <text:list-item>
          <text:p text:style-name="P8">Since MuseGAN uses Lakh Piano Roll, and in MIDI-Vae we can use Lakh Midi files, the two datasets are relatively similar to each other.</text:p>
        </text:list-item>
        <text:list-item>
          <text:p text:style-name="P9">Gt zan <text:span text:style-name="T2">(dataset)</text:span></text:p>
        </text:list-item>
        <text:list-item>
          <text:p text:style-name="P9">What type of genre</text:p>
          <text:list>
            <text:list-item>
              <text:p text:style-name="P9">Feed into another algorithm that determines that</text:p>
            </text:list-item>
            <text:list-item>
              <text:p text:style-name="P10">How and why they are better</text:p>
            </text:list-item>
          </text:list>
        </text:list-item>
        <text:list-item>
          <text:p text:style-name="P11">Quality or genre</text:p>
        </text:list-item>
        <text:list-item>
          <text:p text:style-name="P11">make 2 or 3 experiements</text:p>
        </text:list-item>
        <text:list-item>
          <text:p text:style-name="P12">work on the evaluation </text:p>
          <text:list>
            <text:list-item>
              <text:p text:style-name="P12">How it is to be done</text:p>
            </text:list-item>
            <text:list-item>
              <text:p text:style-name="P12">Equations to use</text:p>
            </text:list-item>
            <text:list-item>
              <text:p text:style-name="P12">findings that will be generated</text:p>
            </text:list-item>
          </text:list>
        </text:list-item>
      </text:list>
      <text:p text:style-name="P3"/>
      <text:p text:style-name="P3"/>
      <text:p text:style-name="P4">Two netural networks</text:p>
      <text:p text:style-name="P4">Change dataset of both to the same 1</text:p>
      <text:p text:style-name="P4">compare with jukenox (use as a benchmark)</text:p>
      <text:p text:style-name="P4"/>
      <text:list xml:id="list2815790879" text:style-name="L2">
        <text:list-item>
          <text:p text:style-name="P13">Make sure Two Nns you can change the datasets</text:p>
          <text:list>
            <text:list-item>
              <text:p text:style-name="P13">Use lakh as a dataset with various types of music</text:p>
            </text:list-item>
            <text:list-item>
              <text:p text:style-name="P13">Use a more specialized dataset</text:p>
            </text:list-item>
          </text:list>
        </text:list-item>
      </text:list>
      <text:p text:style-name="P4"/>
      <text:list xml:id="list212508906978508" text:continue-numbering="true" text:style-name="L2">
        <text:list-item>
          <text:p text:style-name="P14"><text:soft-page-break/>Find a suitable evaluation method to grade the pieces generated</text:p>
          <text:list>
            <text:list-item>
              <text:p text:style-name="P14">Based on genre (does it fit in the genre it is supposed to)</text:p>
            </text:list-item>
            <text:list-item>
              <text:p text:style-name="P14">Quality of music piece</text:p>
            </text:list-item>
          </text:list>
        </text:list-item>
      </text:list>
      <text:p text:style-name="P5"/>
      <text:p text:style-name="P6">To do:</text:p>
      <text:list xml:id="list1171225790" text:style-name="L3">
        <text:list-item>
          <text:p text:style-name="P15">Write up</text:p>
        </text:list-item>
        <text:list-item>
          <text:p text:style-name="P15">Find a way to replace dataset of MuseGAN OR find another NN (not recommended)</text:p>
        </text:list-item>
        <text:list-item>
          <text:p text:style-name="P15">Find proper evaluation method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4:16:26.203568144</meta:creation-date>
    <dc:date>2023-02-16T13:18:33.016045670</dc:date>
    <meta:editing-duration>PT2H26M29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202" meta:character-count="978" meta:non-whitespace-character-count="832"/>
  </office:meta>
</office:document-meta>
</file>